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o-load</text:p>
          </table:table-cell>
          <table:table-cell office:value-type="string" calcext:value-type="string">
            <text:p>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 switcher: 9-35v to 5v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v-6 isolation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bus side 5v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E7]*[.D7]" office:value-type="float" office:value="300" calcext:value-type="float">
            <text:p>300</text:p>
          </table:table-cell>
          <table:table-cell table:formula="of:=[.F7]" office:value-type="float" office:value="300" calcext:value-type="float">
            <text:p>300</text:p>
          </table:table-cell>
          <table:table-cell table:formula="of:=[.G7]/[.C4]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E8]*[.D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4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E9]*[.D9]" office:value-type="float" office:value="480" calcext:value-type="float">
            <text:p>480</text:p>
          </table:table-cell>
          <table:table-cell table:formula="of:=[.F9]+[.F8]" office:value-type="float" office:value="570" calcext:value-type="float">
            <text:p>570</text:p>
          </table:table-cell>
          <table:table-cell table:formula="of:=[.G9]/([.C5]*[.C4])" office:value-type="float" office:value="890.625" calcext:value-type="float">
            <text:p>890.62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9]+[.D8]+[.D7]" office:value-type="float" office:value="155" calcext:value-type="float">
            <text:p>155</text:p>
          </table:table-cell>
          <table:table-cell table:number-columns-repeated="3"/>
          <table:table-cell table:formula="of:=[.H9]+[.H8]+[.H7]" office:value-type="float" office:value="1265.625" calcext:value-type="float">
            <text:p>1265.625</text:p>
          </table:table-cell>
          <table:table-cell table:formula="of:=[.H11]/[.I4]" office:value-type="float" office:value="105.46875" calcext:value-type="float">
            <text:p>105.4687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AN bus side 5v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E14]*[.D14]" office:value-type="float" office:value="300" calcext:value-type="float">
            <text:p>300</text:p>
          </table:table-cell>
          <table:table-cell table:formula="of:=[.F14]/[.C4]+[.B4]" office:value-type="float" office:value="391" calcext:value-type="float">
            <text:p>391</text:p>
          </table:table-cell>
          <table:table-cell table:formula="of:=[.G14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E15]*[.D15]" office:value-type="float" office:value="135" calcext:value-type="float">
            <text:p>135</text:p>
          </table:table-cell>
          <table:table-cell table:formula="of:=[.F15]/[.C5]+[.B4]" office:value-type="float" office:value="184.75" calcext:value-type="float">
            <text:p>18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4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.3" calcext:value-type="float">
            <text:p>3.3</text:p>
          </table:table-cell>
          <table:table-cell table:formula="of:=[.E16]*[.D16]" office:value-type="float" office:value="264" calcext:value-type="float">
            <text:p>264</text:p>
          </table:table-cell>
          <table:table-cell table:formula="of:=[.F16]/[.C4]+[.B4]" office:value-type="float" office:value="346" calcext:value-type="float">
            <text:p>346</text:p>
          </table:table-cell>
          <table:table-cell table:formula="of:=([.G16]+[.G15])/([.C5]*[.C4])" office:value-type="float" office:value="829.296875" calcext:value-type="float">
            <text:p>829.29687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6]+[.D15]+[.D14]" office:value-type="float" office:value="155" calcext:value-type="float">
            <text:p>155</text:p>
          </table:table-cell>
          <table:table-cell table:number-columns-repeated="2"/>
          <table:table-cell table:formula="of:=[.G16]+[.G15]+[.G14]" office:value-type="float" office:value="921.75" calcext:value-type="float">
            <text:p>921.75</text:p>
          </table:table-cell>
          <table:table-cell table:formula="of:=[.H16]+[.H15]+[.H14]" office:value-type="float" office:value="1220.296875" calcext:value-type="float">
            <text:p>1220.296875</text:p>
          </table:table-cell>
          <table:table-cell table:formula="of:=[.H18]/[.I4]" office:value-type="float" office:value="101.69140625" calcext:value-type="float">
            <text:p>101.6914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1:11:21.860041755</meta:creation-date>
    <dc:date>2018-08-20T22:35:15.165057021</dc:date>
    <meta:editing-duration>PT2M42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